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9cm"/>
    </style:style>
    <style:style style:name="co2" style:family="table-column">
      <style:table-column-properties fo:break-before="auto" style:column-width="9.516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29.893cm"/>
    </style:style>
    <style:style style:name="co5" style:family="table-column">
      <style:table-column-properties fo:break-before="auto" style:column-width="25.987cm"/>
    </style:style>
    <style:style style:name="co6" style:family="table-column">
      <style:table-column-properties fo:break-before="auto" style:column-width="32.884cm"/>
    </style:style>
    <style:style style:name="co7" style:family="table-column">
      <style:table-column-properties fo:break-before="auto" style:column-width="29.552cm"/>
    </style:style>
    <style:style style:name="co8" style:family="table-column">
      <style:table-column-properties fo:break-before="auto" style:column-width="45.535cm"/>
    </style:style>
    <style:style style:name="co9" style:family="table-column">
      <style:table-column-properties fo:break-before="auto" style:column-width="42.818cm"/>
    </style:style>
    <style:style style:name="co10" style:family="table-column">
      <style:table-column-properties fo:break-before="auto" style:column-width="30.995cm"/>
    </style:style>
    <style:style style:name="co11" style:family="table-column">
      <style:table-column-properties fo:break-before="auto" style:column-width="37.426cm"/>
    </style:style>
    <style:style style:name="co12" style:family="table-column">
      <style:table-column-properties fo:break-before="auto" style:column-width="27.324cm"/>
    </style:style>
    <style:style style:name="co13" style:family="table-column">
      <style:table-column-properties fo:break-before="auto" style:column-width="57.997cm"/>
    </style:style>
    <style:style style:name="co14" style:family="table-column">
      <style:table-column-properties fo:break-before="auto" style:column-width="20.46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blin_translator_dialogs_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rammar</text:p>
          </table:table-cell>
          <table:table-cell office:value-type="string" calcext:value-type="string">
            <text:p>grammar/sentence/sentences/order</text:p>
          </table:table-cell>
          <table:table-cell/>
          <table:table-cell office:value-type="string" calcext:value-type="string">
            <text:p>A talk of goblins order differenctly then a talk of humans.\nWhile humans say a subject first, followed by a action and a object, goblins say a action first, followed by a subject and a object.</text:p>
          </table:table-cell>
          <table:table-cell office:value-type="string" calcext:value-type="string">
            <text:p>A subject and a object are both prefixed by a article. Either « Sö » for a singular object, « Kö » when multiple and « Tö » for when talking about a totality of a group</text:p>
          </table:table-cell>
          <table:table-cell office:value-type="string" calcext:value-type="string">
            <text:p>So, a example be « Some humans know a talk of goblin » in your langage, being « Know some human a talk goblin ».\nWhich when translating all the words give « Kosäpor kö tarkorbakö sö pöko köpoduk ».</text:p>
          </table:table-cell>
          <table:table-cell office:value-type="string" calcext:value-type="string">
            <text:p>As for all verbs, to say a action is executed during a punctual moment instead of a period, Goblins use a suffix « Po » or « Bo ». And to say it was done fast goblins use a suffix « Rpo ».</text:p>
          </table:table-cell>
          <table:table-cell office:value-type="string" calcext:value-type="string">
            <text:p>A example be « Loving » translate into « Kadätodu », while « Love » translate into « Kadätodubo » et « Love fast » is « Kadätodurpo ».\nA other example be « Eating » is « Krördar », Eat » is « Krördarpo » and « Eat fast » is also « Krördarpo », because Krördar finish with a « r » already.</text:p>
          </table:table-cell>
          <table:table-cell office:value-type="string" calcext:value-type="string">
            <text:p>Verbs can also be conjugated as a past or a future, with a prefix « Erk » or « Erko » for a past and « Kop », « Kob » or « Kobo » for a future.\nFor a example « Helping » is « Toderköpo », « Was helping » is « Erkododerköpo » and « Will be helping » is « Koptoderköpo »</text:p>
          </table:table-cell>
          <table:table-cell office:value-type="string" calcext:value-type="string">
            <text:p>Which version of a prefix is used depends on how a verb start... But Kö Pöko Tarkö will just tell a {name} how a verb conjugate each time Kö Pöko Tarkö translate a word to make a learning easy</text:p>
          </table:table-cell>
          <table:table-cell office:value-type="string" calcext:value-type="string">
            <text:p>Also, sometimes in a sentence a subject can be missing, or even a subject and a object.\nIf a subject is missing we will assume the subject to be « You », and if both a subject and a object is missing we also assume a object is « me »</text:p>
          </table:table-cell>
          <table:table-cell office:value-type="string" calcext:value-type="string">
            <text:p>For a example, « Kadä sö köpoduk tö ktöpago » means « A goblin like all trees »\n »Kadä tö ktöpago » means « You like all trees »,\nAnd « Kadä » means « You like me ».</text:p>
          </table:table-cell>
          <table:table-cell office:value-type="string" calcext:value-type="string">
            <text:p>Finally, All words can have all functions according to where a word is in a sentence.\nA example be « Kerortarsëop » used in a begining mean « Drinking », but as a subject or a object « Sö kerortarsëop » means « a drink », and added after a word as a adjective it means « Drinkable ».\nSo, a example be « Kerortarsëop sö kerortarsëop kerortarsëop » means « You drink a drinkable drink ».</text:p>
          </table:table-cell>
          <table:table-cell office:value-type="string" calcext:value-type="string">
            <text:p>Where human talk require changing a words spelling to change a function, goblin talk only require changing a words position</text:p>
          </table:table-cell>
        </table:table-row>
        <table:table-row table:style-name="ro1">
          <table:table-cell office:value-type="string" calcext:value-type="string">
            <text:p>articles</text:p>
          </table:table-cell>
          <table:table-cell office:value-type="string" calcext:value-type="string">
            <text:p>article articles sö so kö ko tö to</text:p>
          </table:table-cell>
          <table:table-cell/>
          <table:table-cell office:value-type="string" calcext:value-type="string">
            <text:p>All subjects and All objects in a sentence are preceded by a article, either « Sö » for singular objects, « Kö » for plural objects and « Tö » for a totality of a gro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jugaison</text:p>
          </table:table-cell>
          <table:table-cell office:value-type="string" calcext:value-type="string">
            <text:p>conjugaison conjugate</text:p>
          </table:table-cell>
          <table:table-cell/>
          <table:table-cell office:value-type="string" calcext:value-type="string">
            <text:p>You can specify that a verb is done at a punctual time, instead of continually, with a suffix « Po », or also that a action is done fast using « Rpo » instead.\nOn top of that, a prefix « Erk » or « Erko » can be used to mark a verb happening in a past, and a prefix « Kob », « Kobo » or « Kop » can be used to mark a verb in a future. </text:p>
          </table:table-cell>
          <table:table-cell office:value-type="string" calcext:value-type="string">
            <text:p>Which prefix is used depend on how a verb start, so to make a learning easy for you Kö Pöko Tarkö will simply give you all conjugaisons of each verbs when Kö Pöko Tarkö translate th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now english</text:p>
          </table:table-cell>
          <table:table-cell office:value-type="string" calcext:value-type="string">
            <text:p>you know learn humans english talk speak well good great</text:p>
          </table:table-cell>
          <table:table-cell office:value-type="string" calcext:value-type="string">
            <text:p>Oh?... Well, </text:p>
          </table:table-cell>
          <table:table-cell office:value-type="string" calcext:value-type="string">
            <text:p>it’s my life purpose to know human talk. Thanks for saying so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arned how</text:p>
          </table:table-cell>
          <table:table-cell office:value-type="string" calcext:value-type="string">
            <text:p>how know human english talk speak</text:p>
          </table:table-cell>
          <table:table-cell/>
          <table:table-cell office:value-type="string" calcext:value-type="string">
            <text:p>The talk of humans have been taught to me\nFor generations a portion of our tribe kept that tradition since the pasts past.\n\nKö Pöko Tarkö simply kept at i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 rakrot</text:p>
          </table:table-cell>
          <table:table-cell office:value-type="string" calcext:value-type="string">
            <text:p>Kö Rakröt Bëdès</text:p>
          </table:table-cell>
          <table:table-cell office:value-type="string" calcext:value-type="string">
            <text:p>A guard up front right?\n</text:p>
          </table:table-cell>
          <table:table-cell office:value-type="string" calcext:value-type="string">
            <text:p>Kö Rakröt bëdès is named after the fact Kö Rakröt Bëdès is usually a goblin that handle warding off adventurers approaching our vill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 poko tarko</text:p>
          </table:table-cell>
          <table:table-cell office:value-type="string" calcext:value-type="string">
            <text:p>Kö Pöko Tarkö</text:p>
          </table:table-cell>
          <table:table-cell/>
          <table:table-cell office:value-type="string" calcext:value-type="string">
            <text:p>That’s who you’re talking to!\nKö Pöko Tarkö is named this way because of Kö Pöko Tarkös work on learning a human ta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 kopoega degaerk</text:p>
          </table:table-cell>
          <table:table-cell office:value-type="string" calcext:value-type="string">
            <text:p>Kö Köpoega Degäerk</text:p>
          </table:table-cell>
          <table:table-cell/>
          <table:table-cell office:value-type="string" calcext:value-type="string">
            <text:p>Kö Köpoega Degäerk is a blacksmith of a tribe, a great blacksmith. Give Kö Köpoega a visit if you want some trades, a blacksmith is willing to trade for some rare and usable gol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03T18:17:22.732000000</dc:date>
    <meta:editing-duration>PT3H56M26S</meta:editing-duration>
    <meta:editing-cycles>2</meta:editing-cycles>
    <meta:generator>LibreOffice/7.5.5.2$Windows_X86_64 LibreOffice_project/ca8fe7424262805f223b9a2334bc7181abbcbf5e</meta:generator>
    <meta:document-statistic meta:table-count="1" meta:cell-count="37" meta:object-count="0"/>
  </office:meta>
</office:document-meta>
</file>